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69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Hedge cue</text:p>
          </table:table-cell>
          <table:table-cell office:value-type="string">
            <text:p>TP</text:p>
          </table:table-cell>
          <table:table-cell office:value-type="string">
            <text:p>FN</text:p>
          </table:table-cell>
          <table:table-cell office:value-type="string">
            <text:p>FP</text:p>
          </table:table-cell>
          <table:table-cell office:value-type="string">
            <text:p>Errores</text:p>
          </table:table-cell>
          <table:table-cell office:value-type="string">
            <text:p>HC_IN_TC</text:p>
          </table:table-cell>
          <table:table-cell office:value-type="string">
            <text:p>Total</text:p>
          </table:table-cell>
        </table:table-row>
        <table:table-row table:style-name="ro2">
          <table:table-cell office:value-type="string">
            <text:p>elusiv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+[.C2]+[.D2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emains to be elucidat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+[.C3]+[.D3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an not b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+[.C4]+[.D4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indicate specifi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+[.C5]+[.D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suspec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+[.C6]+[.D6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eithe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+[.C7]+[.D7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office:value-type="string">
            <text:p>yet to be understoo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+[.C8]+[.D8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indicate involvem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+[.C9]+[.D9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not been clearly elucidat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+[.C10]+[.D10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uncertai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+[.C11]+[.D11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ypothesis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+[.C12]+[.D12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mu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+[.C13]+[.D13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not clearly delineat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+[.C14]+[.D14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not fully understoo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+[.C15]+[.D15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idea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+[.C16]+[.D16]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raising the possibility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+[.C17]+[.D17]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suggesti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+[.C18]+[.D18]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redic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+[.C19]+[.D19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conclusi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+[.C20]+[.D20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can not be exclude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+[.C21]+[.D21]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suspected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+[.C22]+[.D22]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notion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+[.C23]+[.D23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assume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+[.C24]+[.D24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hypothesiz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+[.C25]+[.D25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proposed</text:p>
          </table:table-cell>
          <table:table-cell table:number-columns-repeated="3" office:value-type="float" office:value="1">
            <text:p>1</text:p>
          </table:table-cell>
          <table:table-cell table:formula="of:=+[.C26]+[.D26]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considered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+[.C27]+[.D27]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implie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+[.C28]+[.D28]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</table:table-row>
        <table:table-row table:style-name="ro2">
          <table:table-cell office:value-type="string">
            <text:p>not cle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+[.C29]+[.D29]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</table:table-row>
        <table:table-row table:style-name="ro2">
          <table:table-cell office:value-type="string">
            <text:p>not know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+[.C30]+[.D30]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indicat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+[.C31]+[.D31]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199">
            <text:p>199</text:p>
          </table:table-cell>
        </table:table-row>
        <table:table-row table:style-name="ro2">
          <table:table-cell office:value-type="string">
            <text:p>hypothesized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formula="of:=+[.C32]+[.D32]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ee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+[.C33]+[.D33]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string">
            <text:p>appar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+[.C34]+[.D34]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string">
            <text:p>apparentl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+[.C35]+[.D35]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would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+[.C36]+[.D36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possibility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+[.C37]+[.D37]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perhap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+[.C38]+[.D38]"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</table:table-row>
        <table:table-row table:style-name="ro2">
          <table:table-cell office:value-type="string">
            <text:p>presumably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+[.C39]+[.D39]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</table:table-row>
        <table:table-row table:style-name="ro2">
          <table:table-cell office:value-type="string">
            <text:p>believed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+[.C40]+[.D40]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unclear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+[.C41]+[.D41]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imply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+[.C42]+[.D42]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indicati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+[.C43]+[.D43]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</table:table-row>
        <table:table-row table:style-name="ro2">
          <table:table-cell office:value-type="string">
            <text:p>hypothesis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formula="of:=+[.C44]+[.D44]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potentially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+[.C45]+[.D45]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should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+[.C46]+[.D46]" office:value-type="float" office:value="0">
            <text:p>0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2">
          <table:table-cell office:value-type="string">
            <text:p>probably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+[.C47]+[.D47]" office:value-type="float" office:value="0">
            <text:p>0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2">
          <table:table-cell office:value-type="string">
            <text:p>unknown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+[.C48]+[.D48]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string">
            <text:p>indicates tha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+[.C49]+[.D49]" office:value-type="float" office:value="0">
            <text:p>0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2">
          <table:table-cell office:value-type="string">
            <text:p>possibly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formula="of:=+[.C50]+[.D50]" office:value-type="float" office:value="0">
            <text:p>0</text:p>
          </table:table-cell>
          <table:table-cell table:number-columns-repeated="2" office:value-type="float" office:value="19">
            <text:p>19</text:p>
          </table:table-cell>
        </table:table-row>
        <table:table-row table:style-name="ro2">
          <table:table-cell office:value-type="string">
            <text:p>appeared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+[.C51]+[.D51]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string">
            <text:p>seems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+[.C52]+[.D52]"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2">
          <table:table-cell office:value-type="string">
            <text:p>either or *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+[.C53]+[.D53]"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ropose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+[.C54]+[.D54]"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string">
            <text:p>though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formula="of:=+[.C55]+[.D55]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appear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+[.C56]+[.D56]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78">
            <text:p>178</text:p>
          </table:table-cell>
        </table:table-row>
        <table:table-row table:style-name="ro2">
          <table:table-cell office:value-type="string">
            <text:p>potential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+[.C57]+[.D57]"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office:value-type="string">
            <text:p>putativ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+[.C58]+[.D58]"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</table:table-row>
        <table:table-row table:style-name="ro2">
          <table:table-cell office:value-type="string">
            <text:p>possible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formula="of:=+[.C59]+[.D59]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string">
            <text:p>indicated that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+[.C60]+[.D60]"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</table:table-row>
        <table:table-row table:style-name="ro2">
          <table:table-cell office:value-type="string">
            <text:p>ca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+[.C61]+[.D61]"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356">
            <text:p>356</text:p>
          </table:table-cell>
        </table:table-row>
        <table:table-row table:style-name="ro2">
          <table:table-cell office:value-type="string">
            <text:p>indicating that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formula="of:=+[.C62]+[.D62]" office:value-type="float" office:value="0">
            <text:p>0</text:p>
          </table:table-cell>
          <table:table-cell table:number-columns-repeated="2" office:value-type="float" office:value="44">
            <text:p>44</text:p>
          </table:table-cell>
        </table:table-row>
        <table:table-row table:style-name="ro2">
          <table:table-cell office:value-type="string">
            <text:p>likely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+[.C63]+[.D63]"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2">
          <table:table-cell office:value-type="string">
            <text:p>might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formula="of:=+[.C64]+[.D64]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</table:table-row>
        <table:table-row table:style-name="ro2">
          <table:table-cell office:value-type="string">
            <text:p>could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+[.C65]+[.D65]"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string">
            <text:p>suggests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formula="of:=+[.C66]+[.D66]" office:value-type="float" office:value="0">
            <text:p>0</text:p>
          </table:table-cell>
          <table:table-cell table:number-columns-repeated="2" office:value-type="float" office:value="54">
            <text:p>54</text:p>
          </table:table-cell>
        </table:table-row>
        <table:table-row table:style-name="ro2">
          <table:table-cell office:value-type="string">
            <text:p>suggested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formula="of:=+[.C67]+[.D67]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</table:table-row>
        <table:table-row table:style-name="ro2">
          <table:table-cell office:value-type="string">
            <text:p>whether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formula="of:=+[.C68]+[.D68]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74">
            <text:p>74</text:p>
          </table:table-cell>
        </table:table-row>
        <table:table-row table:style-name="ro2">
          <table:table-cell office:value-type="string">
            <text:p>appears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formula="of:=+[.C69]+[.D69]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86">
            <text:p>86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+[.C70]+[.D70]" office:value-type="float" office:value="9">
            <text:p>9</text:p>
          </table:table-cell>
          <table:table-cell office:value-type="float" office:value="77">
            <text:p>77</text:p>
          </table:table-cell>
          <table:table-cell office:value-type="float" office:value="928">
            <text:p>928</text:p>
          </table:table-cell>
        </table:table-row>
        <table:table-row table:style-name="ro2">
          <table:table-cell office:value-type="string">
            <text:p>suggesting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formula="of:=+[.C71]+[.D71]" office:value-type="float" office:value="0">
            <text:p>0</text:p>
          </table:table-cell>
          <table:table-cell table:number-columns-repeated="2" office:value-type="float" office:value="111">
            <text:p>111</text:p>
          </table:table-cell>
        </table:table-row>
        <table:table-row table:style-name="ro2">
          <table:table-cell office:value-type="string">
            <text:p>indicate that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formula="of:=+[.C72]+[.D72]" office:value-type="float" office:value="0">
            <text:p>0</text:p>
          </table:table-cell>
          <table:table-cell table:number-columns-repeated="2" office:value-type="float" office:value="120">
            <text:p>120</text:p>
          </table:table-cell>
        </table:table-row>
        <table:table-row table:style-name="ro2">
          <table:table-cell office:value-type="string">
            <text:p>suggest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table:formula="of:=+[.C73]+[.D73]" office:value-type="float" office:value="0">
            <text:p>0</text:p>
          </table:table-cell>
          <table:table-cell office:value-type="float" office:value="258">
            <text:p>258</text:p>
          </table:table-cell>
          <table:table-cell office:value-type="float" office:value="487">
            <text:p>487</text:p>
          </table:table-cell>
        </table:table-row>
        <table:table-row table:style-name="ro2">
          <table:table-cell office:value-type="string">
            <text:p>may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+[.C74]+[.D74]" office:value-type="float" office:value="0">
            <text:p>0</text:p>
          </table:table-cell>
          <table:table-cell office:value-type="float" office:value="414">
            <text:p>414</text:p>
          </table:table-cell>
          <table:table-cell office:value-type="float" office:value="415">
            <text:p>415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target-range-address="Sheet1.A1:Sheet1.G1048576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6">10/16/2012</text:date>, <text:time>00:3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5T23:28:19</meta:creation-date>
    <dc:date>2012-10-16T00:33:48</dc:date>
    <meta:editing-duration>PT49M45S</meta:editing-duration>
    <meta:editing-cycles>2</meta:editing-cycles>
    <meta:generator>OpenOffice.org/3.4.1$Unix OpenOffice.org_project/341m1$Build-9593</meta:generator>
    <meta:document-statistic meta:table-count="3" meta:cell-count="518" meta:object-count="0"/>
  </office:meta>
</office:document-meta>
</file>